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0-02-04_server_fill" table:style-name="ta1">
        <table:shapes>
          <draw:frame draw:z-index="0" draw:style-name="gr1" draw:text-style-name="P1" svg:width="220.55mm" svg:height="182.75mm" svg:x="119.35mm" svg:y="0mm">
            <draw:object draw:notify-on-update-of-ranges="'2020-02-04_server_fill'.A1:'2020-02-04_server_fill'.A1 '2020-02-04_server_fill'.A2:'2020-02-04_server_fill'.A164 '2020-02-04_server_fill'.C1:'2020-02-04_server_fill'.C1 '2020-02-04_server_fill'.C2:'2020-02-04_server_fill'.C164 '2020-02-04_server_fill'.A1:'2020-02-04_server_fill'.A1 '2020-02-04_server_fill'.A2:'2020-02-04_server_fill'.A164 '2020-02-04_server_fill'.D1:'2020-02-04_server_fill'.D1 '2020-02-04_server_fill'.D2:'2020-02-04_server_fill'.D1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1.5mm" svg:height="163.96mm" svg:x="273.17mm" svg:y="192.77mm">
            <draw:object draw:notify-on-update-of-ranges="'2020-02-04_server_fill'.H67:'2020-02-04_server_fill'.H72 '2020-02-04_server_fill'.G66:'2020-02-04_server_fill'.G66 '2020-02-04_server_fill'.I67:'2020-02-04_server_fill'.I72 '2020-02-04_server_fill'.G63:'2020-02-04_server_fill'.G63 '2020-02-04_server_fill'.I63:'2020-02-04_server_fill'.I63 '2020-02-04_server_fill'.H63:'2020-02-04_server_fill'.H63 '2020-02-04_server_fill'.G54:'2020-02-04_server_fill'.G54 '2020-02-04_server_fill'.J54:'2020-02-04_server_fill'.J61 '2020-02-04_server_fill'.H54:'2020-02-04_server_fill'.H61 '2020-02-04_server_fill'.G49:'2020-02-04_server_fill'.G49 '2020-02-04_server_fill'.J49:'2020-02-04_server_fill'.J53 '2020-02-04_server_fill'.H49:'2020-02-04_server_fill'.H53 '2020-02-04_server_fill'.G62:'2020-02-04_server_fill'.G62 '2020-02-04_server_fill'.I62:'2020-02-04_server_fill'.I62 '2020-02-04_server_fill'.H62:'2020-02-04_server_fill'.H62 '2020-02-04_server_fill'.G64:'2020-02-04_server_fill'.G64 '2020-02-04_server_fill'.I64:'2020-02-04_server_fill'.I64 '2020-02-04_server_fill'.H64:'2020-02-04_server_fill'.H64 '2020-02-04_server_fill'.G65:'2020-02-04_server_fill'.G65 '2020-02-04_server_fill'.I65:'2020-02-04_server_fill'.I65 '2020-02-04_server_fill'.H65:'2020-02-04_server_fill'.H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1">
          <table:table-cell office:value-type="float" office:value="1580802289.70023" calcext:value-type="float">
            <text:p>1580802289.70023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2357.74434" calcext:value-type="float">
            <text:p>1580802357.74434</text:p>
          </table:table-cell>
          <table:table-cell office:value-type="string" calcext:value-type="string">
            <text:p>COFFEE_STATUS</text:p>
          </table:table-cell>
          <table:table-cell office:value-type="float" office:value="3073" calcext:value-type="float">
            <text:p>3073</text:p>
          </table:table-cell>
          <table:table-cell table:number-columns-repeated="7"/>
        </table:table-row>
        <table:table-row table:style-name="ro1">
          <table:table-cell office:value-type="float" office:value="1580802408.72088" calcext:value-type="float">
            <text:p>1580802408.72088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2409.72971" calcext:value-type="float">
            <text:p>1580802409.72971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2477.74466" calcext:value-type="float">
            <text:p>1580802477.74466</text:p>
          </table:table-cell>
          <table:table-cell office:value-type="string" calcext:value-type="string">
            <text:p>COFFEE_STATUS</text:p>
          </table:table-cell>
          <table:table-cell office:value-type="float" office:value="3074" calcext:value-type="float">
            <text:p>3074</text:p>
          </table:table-cell>
          <table:table-cell table:number-columns-repeated="7"/>
        </table:table-row>
        <table:table-row table:style-name="ro1">
          <table:table-cell office:value-type="float" office:value="1580802528.71916" calcext:value-type="float">
            <text:p>1580802528.71916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80802529.70014" calcext:value-type="float">
            <text:p>1580802529.70014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2597.80619" calcext:value-type="float">
            <text:p>1580802597.80619</text:p>
          </table:table-cell>
          <table:table-cell office:value-type="string" calcext:value-type="string">
            <text:p>COFFEE_STATUS</text:p>
          </table:table-cell>
          <table:table-cell office:value-type="float" office:value="3076" calcext:value-type="float">
            <text:p>3076</text:p>
          </table:table-cell>
          <table:table-cell table:number-columns-repeated="7"/>
        </table:table-row>
        <table:table-row table:style-name="ro1">
          <table:table-cell office:value-type="float" office:value="1580802648.71027" calcext:value-type="float">
            <text:p>1580802648.71027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2649.93932" calcext:value-type="float">
            <text:p>1580802649.93932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2717.83693" calcext:value-type="float">
            <text:p>1580802717.83693</text:p>
          </table:table-cell>
          <table:table-cell office:value-type="string" calcext:value-type="string">
            <text:p>COFFEE_STATUS</text:p>
          </table:table-cell>
          <table:table-cell office:value-type="float" office:value="3072" calcext:value-type="float">
            <text:p>3072</text:p>
          </table:table-cell>
          <table:table-cell table:number-columns-repeated="7"/>
        </table:table-row>
        <table:table-row table:style-name="ro1">
          <table:table-cell office:value-type="float" office:value="1580802769.0024" calcext:value-type="float">
            <text:p>1580802769.0024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2770.18115" calcext:value-type="float">
            <text:p>1580802770.18115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2837.90815" calcext:value-type="float">
            <text:p>1580802837.90815</text:p>
          </table:table-cell>
          <table:table-cell office:value-type="string" calcext:value-type="string">
            <text:p>COFFEE_STATUS</text:p>
          </table:table-cell>
          <table:table-cell office:value-type="float" office:value="3074" calcext:value-type="float">
            <text:p>3074</text:p>
          </table:table-cell>
          <table:table-cell table:number-columns-repeated="7"/>
        </table:table-row>
        <table:table-row table:style-name="ro1">
          <table:table-cell office:value-type="float" office:value="1580802889.01354" calcext:value-type="float">
            <text:p>1580802889.01354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2890.00031" calcext:value-type="float">
            <text:p>1580802890.00031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2957.96113" calcext:value-type="float">
            <text:p>1580802957.96113</text:p>
          </table:table-cell>
          <table:table-cell office:value-type="string" calcext:value-type="string">
            <text:p>COFFEE_STATUS</text:p>
          </table:table-cell>
          <table:table-cell office:value-type="float" office:value="3075" calcext:value-type="float">
            <text:p>3075</text:p>
          </table:table-cell>
          <table:table-cell table:number-columns-repeated="7"/>
        </table:table-row>
        <table:table-row table:style-name="ro1">
          <table:table-cell office:value-type="float" office:value="1580803009.14356" calcext:value-type="float">
            <text:p>1580803009.14356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009.98241" calcext:value-type="float">
            <text:p>1580803009.98241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077.96143" calcext:value-type="float">
            <text:p>1580803077.96143</text:p>
          </table:table-cell>
          <table:table-cell office:value-type="string" calcext:value-type="string">
            <text:p>COFFEE_STATUS</text:p>
          </table:table-cell>
          <table:table-cell office:value-type="float" office:value="3073" calcext:value-type="float">
            <text:p>3073</text:p>
          </table:table-cell>
          <table:table-cell table:number-columns-repeated="7"/>
        </table:table-row>
        <table:table-row table:style-name="ro1">
          <table:table-cell office:value-type="float" office:value="1580803128.05574" calcext:value-type="float">
            <text:p>1580803128.05574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129.35931" calcext:value-type="float">
            <text:p>1580803129.35931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197.98627" calcext:value-type="float">
            <text:p>1580803197.98627</text:p>
          </table:table-cell>
          <table:table-cell office:value-type="string" calcext:value-type="string">
            <text:p>COFFEE_STATUS</text:p>
          </table:table-cell>
          <table:table-cell office:value-type="float" office:value="3071" calcext:value-type="float">
            <text:p>3071</text:p>
          </table:table-cell>
          <table:table-cell table:number-columns-repeated="7"/>
        </table:table-row>
        <table:table-row table:style-name="ro1">
          <table:table-cell office:value-type="float" office:value="1580803248.90459" calcext:value-type="float">
            <text:p>1580803248.90459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249.88358" calcext:value-type="float">
            <text:p>1580803249.88358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318.02071" calcext:value-type="float">
            <text:p>1580803318.02071</text:p>
          </table:table-cell>
          <table:table-cell office:value-type="string" calcext:value-type="string">
            <text:p>COFFEE_STATUS</text:p>
          </table:table-cell>
          <table:table-cell office:value-type="float" office:value="3072" calcext:value-type="float">
            <text:p>3072</text:p>
          </table:table-cell>
          <table:table-cell table:number-columns-repeated="7"/>
        </table:table-row>
        <table:table-row table:style-name="ro1">
          <table:table-cell office:value-type="float" office:value="1580803368.92145" calcext:value-type="float">
            <text:p>1580803368.92145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369.87463" calcext:value-type="float">
            <text:p>1580803369.87463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438.06725" calcext:value-type="float">
            <text:p>1580803438.06725</text:p>
          </table:table-cell>
          <table:table-cell office:value-type="string" calcext:value-type="string">
            <text:p>COFFEE_STATUS</text:p>
          </table:table-cell>
          <table:table-cell office:value-type="float" office:value="3072" calcext:value-type="float">
            <text:p>3072</text:p>
          </table:table-cell>
          <table:table-cell table:number-columns-repeated="7"/>
        </table:table-row>
        <table:table-row table:style-name="ro1">
          <table:table-cell office:value-type="float" office:value="1580803488.89455" calcext:value-type="float">
            <text:p>1580803488.89455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489.88714" calcext:value-type="float">
            <text:p>1580803489.88714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558.15601" calcext:value-type="float">
            <text:p>1580803558.15601</text:p>
          </table:table-cell>
          <table:table-cell office:value-type="string" calcext:value-type="string">
            <text:p>COFFEE_STATUS</text:p>
          </table:table-cell>
          <table:table-cell office:value-type="float" office:value="3075" calcext:value-type="float">
            <text:p>3075</text:p>
          </table:table-cell>
          <table:table-cell table:number-columns-repeated="7"/>
        </table:table-row>
        <table:table-row table:style-name="ro1">
          <table:table-cell office:value-type="float" office:value="1580803608.91458" calcext:value-type="float">
            <text:p>1580803608.91458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609.91452" calcext:value-type="float">
            <text:p>1580803609.91452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678.18628" calcext:value-type="float">
            <text:p>1580803678.18628</text:p>
          </table:table-cell>
          <table:table-cell office:value-type="string" calcext:value-type="string">
            <text:p>COFFEE_STATUS</text:p>
          </table:table-cell>
          <table:table-cell office:value-type="float" office:value="3075" calcext:value-type="float">
            <text:p>3075</text:p>
          </table:table-cell>
          <table:table-cell table:number-columns-repeated="7"/>
        </table:table-row>
        <table:table-row table:style-name="ro1">
          <table:table-cell office:value-type="float" office:value="1580803728.93451" calcext:value-type="float">
            <text:p>1580803728.93451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729.91633" calcext:value-type="float">
            <text:p>1580803729.91633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798.27046" calcext:value-type="float">
            <text:p>1580803798.27046</text:p>
          </table:table-cell>
          <table:table-cell office:value-type="string" calcext:value-type="string">
            <text:p>COFFEE_STATUS</text:p>
          </table:table-cell>
          <table:table-cell office:value-type="float" office:value="3076" calcext:value-type="float">
            <text:p>3076</text:p>
          </table:table-cell>
          <table:table-cell table:number-columns-repeated="7"/>
        </table:table-row>
        <table:table-row table:style-name="ro1">
          <table:table-cell office:value-type="float" office:value="1580803848.9345" calcext:value-type="float">
            <text:p>1580803848.9345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850.1645" calcext:value-type="float">
            <text:p>1580803850.1645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918.36373" calcext:value-type="float">
            <text:p>1580803918.36373</text:p>
          </table:table-cell>
          <table:table-cell office:value-type="string" calcext:value-type="string">
            <text:p>COFFEE_STATUS</text:p>
          </table:table-cell>
          <table:table-cell office:value-type="float" office:value="3075" calcext:value-type="float">
            <text:p>3075</text:p>
          </table:table-cell>
          <table:table-cell table:number-columns-repeated="7"/>
        </table:table-row>
        <table:table-row table:style-name="ro1">
          <table:table-cell office:value-type="float" office:value="1580803968.99568" calcext:value-type="float">
            <text:p>1580803968.99568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3969.96158" calcext:value-type="float">
            <text:p>1580803969.96158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event_code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1580804038.43183" calcext:value-type="float">
            <text:p>1580804038.43183</text:p>
          </table:table-cell>
          <table:table-cell office:value-type="string" calcext:value-type="string">
            <text:p>COFFEE_STATUS</text:p>
          </table:table-cell>
          <table:table-cell office:value-type="float" office:value="3075" calcext:value-type="float">
            <text:p>3075</text:p>
          </table:table-cell>
          <table:table-cell table:number-columns-repeated="2"/>
          <table:table-cell office:value-type="float" office:value="1580804090.00521" calcext:value-type="float">
            <text:p>1580804090.00521</text:p>
          </table:table-cell>
          <table:table-cell office:value-type="string" calcext:value-type="string">
            <text:p>BREW_STATUS</text:p>
          </table:table-cell>
          <table:table-cell table:formula="of:=[.F45]-1580804038.43183" office:value-type="float" office:value="51.5733850002289" calcext:value-type="float">
            <text:p>51.573385000228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0804088.99494" calcext:value-type="float">
            <text:p>1580804088.99494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80804209.98444" calcext:value-type="float">
            <text:p>1580804209.98444</text:p>
          </table:table-cell>
          <table:table-cell office:value-type="string" calcext:value-type="string">
            <text:p>BREW_STATUS</text:p>
          </table:table-cell>
          <table:table-cell table:formula="of:=[.F46]-1580804038.43183" office:value-type="float" office:value="171.552610874176" calcext:value-type="float">
            <text:p>171.55261087417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0804090.00521" calcext:value-type="float">
            <text:p>1580804090.00521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80804569.77892" calcext:value-type="float">
            <text:p>1580804569.77892</text:p>
          </table:table-cell>
          <table:table-cell office:value-type="string" calcext:value-type="string">
            <text:p>BREW_STATUS</text:p>
          </table:table-cell>
          <table:table-cell table:formula="of:=[.F47]-1580804038.43183" office:value-type="float" office:value="531.347088098526" calcext:value-type="float">
            <text:p>531.34708809852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0804158.46561" calcext:value-type="float">
            <text:p>1580804158.46561</text:p>
          </table:table-cell>
          <table:table-cell office:value-type="string" calcext:value-type="string">
            <text:p>COFFEE_STATUS</text:p>
          </table:table-cell>
          <table:table-cell office:value-type="float" office:value="3075" calcext:value-type="float">
            <text:p>3075</text:p>
          </table:table-cell>
          <table:table-cell table:number-columns-repeated="2"/>
          <table:table-cell office:value-type="float" office:value="1580804689.77096" calcext:value-type="float">
            <text:p>1580804689.77096</text:p>
          </table:table-cell>
          <table:table-cell office:value-type="string" calcext:value-type="string">
            <text:p>BREW_STATUS</text:p>
          </table:table-cell>
          <table:table-cell table:formula="of:=[.F48]-1580804038.43183" office:value-type="float" office:value="651.339134454727" calcext:value-type="float">
            <text:p>651.33913445472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0804174.17565" calcext:value-type="float">
            <text:p>1580804174.17565</text:p>
          </table:table-cell>
          <table:table-cell office:value-type="string" calcext:value-type="string">
            <text:p>COFFEE_REMOVE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580804252.94633" calcext:value-type="float">
            <text:p>1580804252.94633</text:p>
          </table:table-cell>
          <table:table-cell office:value-type="string" calcext:value-type="string">
            <text:p>COFFEE_BREWING</text:p>
          </table:table-cell>
          <table:table-cell table:formula="of:=[.F49]-1580804038.43183" office:value-type="float" office:value="214.514496564865" calcext:value-type="float">
            <text:p>214.514496564865</text:p>
          </table:table-cell>
          <table:table-cell/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1580804209.00467" calcext:value-type="float">
            <text:p>1580804209.00467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80804330.0346" calcext:value-type="float">
            <text:p>1580804330.0346</text:p>
          </table:table-cell>
          <table:table-cell office:value-type="string" calcext:value-type="string">
            <text:p>COFFEE_BREWING</text:p>
          </table:table-cell>
          <table:table-cell table:formula="of:=[.F50]-1580804038.43183" office:value-type="float" office:value="291.602769613266" calcext:value-type="float">
            <text:p>291.602769613266</text:p>
          </table:table-cell>
          <table:table-cell/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1580804209.98444" calcext:value-type="float">
            <text:p>1580804209.98444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80804449.75209" calcext:value-type="float">
            <text:p>1580804449.75209</text:p>
          </table:table-cell>
          <table:table-cell office:value-type="string" calcext:value-type="string">
            <text:p>COFFEE_BREWING</text:p>
          </table:table-cell>
          <table:table-cell table:formula="of:=[.F51]-1580804038.43183" office:value-type="float" office:value="411.320262670517" calcext:value-type="float">
            <text:p>411.320262670517</text:p>
          </table:table-cell>
          <table:table-cell/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1580804217.97621" calcext:value-type="float">
            <text:p>1580804217.97621</text:p>
          </table:table-cell>
          <table:table-cell office:value-type="string" calcext:value-type="string">
            <text:p>COFFEE_GRINDING</text:p>
          </table:table-cell>
          <table:table-cell/>
          <table:table-cell office:value-type="float" office:value="536" calcext:value-type="float">
            <text:p>536</text:p>
          </table:table-cell>
          <table:table-cell/>
          <table:table-cell office:value-type="float" office:value="1580804550.7262" calcext:value-type="float">
            <text:p>1580804550.7262</text:p>
          </table:table-cell>
          <table:table-cell office:value-type="string" calcext:value-type="string">
            <text:p>COFFEE_BREWING</text:p>
          </table:table-cell>
          <table:table-cell table:formula="of:=[.F52]-1580804038.43183" office:value-type="float" office:value="512.294371128082" calcext:value-type="float">
            <text:p>512.294371128082</text:p>
          </table:table-cell>
          <table:table-cell/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580804218.98016" calcext:value-type="float">
            <text:p>1580804218.98016</text:p>
          </table:table-cell>
          <table:table-cell office:value-type="string" calcext:value-type="string">
            <text:p>COFFEE_GRINDING</text:p>
          </table:table-cell>
          <table:table-cell/>
          <table:table-cell office:value-type="float" office:value="397" calcext:value-type="float">
            <text:p>397</text:p>
          </table:table-cell>
          <table:table-cell/>
          <table:table-cell office:value-type="float" office:value="1580804551.72033" calcext:value-type="float">
            <text:p>1580804551.72033</text:p>
          </table:table-cell>
          <table:table-cell office:value-type="string" calcext:value-type="string">
            <text:p>COFFEE_BREWING</text:p>
          </table:table-cell>
          <table:table-cell table:formula="of:=[.F53]-1580804038.43183" office:value-type="float" office:value="513.288503408432" calcext:value-type="float">
            <text:p>513.28850340843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80804219.98365" calcext:value-type="float">
            <text:p>1580804219.98365</text:p>
          </table:table-cell>
          <table:table-cell office:value-type="string" calcext:value-type="string">
            <text:p>COFFEE_GRINDING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80804217.97621" calcext:value-type="float">
            <text:p>1580804217.97621</text:p>
          </table:table-cell>
          <table:table-cell office:value-type="string" calcext:value-type="string">
            <text:p>COFFEE_GRINDING</text:p>
          </table:table-cell>
          <table:table-cell table:formula="of:=[.F54]-1580804038.43183" office:value-type="float" office:value="179.544376373291" calcext:value-type="float">
            <text:p>179.544376373291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580804220.98557" calcext:value-type="float">
            <text:p>1580804220.98557</text:p>
          </table:table-cell>
          <table:table-cell office:value-type="string" calcext:value-type="string">
            <text:p>COFFEE_GRINDING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80804218.98016" calcext:value-type="float">
            <text:p>1580804218.98016</text:p>
          </table:table-cell>
          <table:table-cell office:value-type="string" calcext:value-type="string">
            <text:p>COFFEE_GRINDING</text:p>
          </table:table-cell>
          <table:table-cell table:formula="of:=[.F55]-1580804038.43183" office:value-type="float" office:value="180.548331022263" calcext:value-type="float">
            <text:p>180.548331022263</text:p>
          </table:table-cell>
          <table:table-cell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580804221.99167" calcext:value-type="float">
            <text:p>1580804221.99167</text:p>
          </table:table-cell>
          <table:table-cell office:value-type="string" calcext:value-type="string">
            <text:p>COFFEE_GRINDING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80804219.98365" calcext:value-type="float">
            <text:p>1580804219.98365</text:p>
          </table:table-cell>
          <table:table-cell office:value-type="string" calcext:value-type="string">
            <text:p>COFFEE_GRINDING</text:p>
          </table:table-cell>
          <table:table-cell table:formula="of:=[.F56]-1580804038.43183" office:value-type="float" office:value="181.551824569702" calcext:value-type="float">
            <text:p>181.551824569702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80804222.94127" calcext:value-type="float">
            <text:p>1580804222.94127</text:p>
          </table:table-cell>
          <table:table-cell office:value-type="string" calcext:value-type="string">
            <text:p>COFFEE_GRINDING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80804220.98557" calcext:value-type="float">
            <text:p>1580804220.98557</text:p>
          </table:table-cell>
          <table:table-cell office:value-type="string" calcext:value-type="string">
            <text:p>COFFEE_GRINDING</text:p>
          </table:table-cell>
          <table:table-cell table:formula="of:=[.F57]-1580804038.43183" office:value-type="float" office:value="182.553744316101" calcext:value-type="float">
            <text:p>182.553744316101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80804224.95" calcext:value-type="float">
            <text:p>1580804224.95</text:p>
          </table:table-cell>
          <table:table-cell office:value-type="string" calcext:value-type="string">
            <text:p>COFFEE_GRINDING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1580804221.99167" calcext:value-type="float">
            <text:p>1580804221.99167</text:p>
          </table:table-cell>
          <table:table-cell office:value-type="string" calcext:value-type="string">
            <text:p>COFFEE_GRINDING</text:p>
          </table:table-cell>
          <table:table-cell table:formula="of:=[.F58]-1580804038.43183" office:value-type="float" office:value="183.55984377861" calcext:value-type="float">
            <text:p>183.55984377861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80804225.94879" calcext:value-type="float">
            <text:p>1580804225.94879</text:p>
          </table:table-cell>
          <table:table-cell office:value-type="string" calcext:value-type="string">
            <text:p>COFFEE_GRINDING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1580804222.94127" calcext:value-type="float">
            <text:p>1580804222.94127</text:p>
          </table:table-cell>
          <table:table-cell office:value-type="string" calcext:value-type="string">
            <text:p>COFFEE_GRINDING</text:p>
          </table:table-cell>
          <table:table-cell table:formula="of:=[.F59]-1580804038.43183" office:value-type="float" office:value="184.509444475174" calcext:value-type="float">
            <text:p>184.509444475174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80804231.01134" calcext:value-type="float">
            <text:p>1580804231.01134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80804224.95" calcext:value-type="float">
            <text:p>1580804224.95</text:p>
          </table:table-cell>
          <table:table-cell office:value-type="string" calcext:value-type="string">
            <text:p>COFFEE_GRINDING</text:p>
          </table:table-cell>
          <table:table-cell table:formula="of:=[.F60]-1580804038.43183" office:value-type="float" office:value="186.518172025681" calcext:value-type="float">
            <text:p>186.518172025681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80804252.94633" calcext:value-type="float">
            <text:p>1580804252.94633</text:p>
          </table:table-cell>
          <table:table-cell office:value-type="string" calcext:value-type="string">
            <text:p>COFFEE_BREWING</text:p>
          </table:table-cell>
          <table:table-cell/>
          <table:table-cell office:value-type="float" office:value="2546" calcext:value-type="float">
            <text:p>2546</text:p>
          </table:table-cell>
          <table:table-cell/>
          <table:table-cell office:value-type="float" office:value="1580804225.94879" calcext:value-type="float">
            <text:p>1580804225.94879</text:p>
          </table:table-cell>
          <table:table-cell office:value-type="string" calcext:value-type="string">
            <text:p>COFFEE_GRINDING</text:p>
          </table:table-cell>
          <table:table-cell table:formula="of:=[.F61]-1580804038.43183" office:value-type="float" office:value="187.516955852509" calcext:value-type="float">
            <text:p>187.516955852509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80804278.47401" calcext:value-type="float">
            <text:p>1580804278.47401</text:p>
          </table:table-cell>
          <table:table-cell office:value-type="string" calcext:value-type="string">
            <text:p>COFFEE_STATU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80804652.21931" calcext:value-type="float">
            <text:p>1580804652.21931</text:p>
          </table:table-cell>
          <table:table-cell office:value-type="string" calcext:value-type="string">
            <text:p>COFFEE_NEW</text:p>
          </table:table-cell>
          <table:table-cell table:formula="of:=[.F62]-1580804038.43183" office:value-type="float" office:value="613.787484407425" calcext:value-type="float">
            <text:p>613.787484407425</text:p>
          </table:table-cell>
          <table:table-cell office:value-type="float" office:value="3430" calcext:value-type="float">
            <text:p>3430</text:p>
          </table:table-cell>
          <table:table-cell/>
        </table:table-row>
        <table:table-row table:style-name="ro1">
          <table:table-cell office:value-type="float" office:value="1580804329.01452" calcext:value-type="float">
            <text:p>1580804329.01452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80804699.37472" calcext:value-type="float">
            <text:p>1580804699.37472</text:p>
          </table:table-cell>
          <table:table-cell office:value-type="string" calcext:value-type="string">
            <text:p>COFFEE_POURED</text:p>
          </table:table-cell>
          <table:table-cell table:formula="of:=[.F63]-1580804038.43183" office:value-type="float" office:value="660.942891359329" calcext:value-type="float">
            <text:p>660.942891359329</text:p>
          </table:table-cell>
          <table:table-cell office:value-type="float" office:value="3216" calcext:value-type="float">
            <text:p>3216</text:p>
          </table:table-cell>
          <table:table-cell/>
        </table:table-row>
        <table:table-row table:style-name="ro1">
          <table:table-cell office:value-type="float" office:value="1580804330.0346" calcext:value-type="float">
            <text:p>1580804330.0346</text:p>
          </table:table-cell>
          <table:table-cell office:value-type="string" calcext:value-type="string">
            <text:p>COFFEE_BREWING</text:p>
          </table:table-cell>
          <table:table-cell/>
          <table:table-cell office:value-type="float" office:value="2548" calcext:value-type="float">
            <text:p>2548</text:p>
          </table:table-cell>
          <table:table-cell/>
          <table:table-cell office:value-type="float" office:value="1580804174.17565" calcext:value-type="float">
            <text:p>1580804174.17565</text:p>
          </table:table-cell>
          <table:table-cell office:value-type="string" calcext:value-type="string">
            <text:p>COFFEE_REMOVED</text:p>
          </table:table-cell>
          <table:table-cell table:formula="of:=[.F64]-1580804038.43183" office:value-type="float" office:value="135.743824720383" calcext:value-type="float">
            <text:p>135.74382472038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580804398.57003" calcext:value-type="float">
            <text:p>1580804398.57003</text:p>
          </table:table-cell>
          <table:table-cell office:value-type="string" calcext:value-type="string">
            <text:p>COFFEE_STATUS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580804652.21931" calcext:value-type="float">
            <text:p>1580804652.21931</text:p>
          </table:table-cell>
          <table:table-cell office:value-type="string" calcext:value-type="string">
            <text:p>COFFEE_REPLACED</text:p>
          </table:table-cell>
          <table:table-cell table:formula="of:=[.F65]-1580804038.43183" office:value-type="float" office:value="613.787484407425" calcext:value-type="float">
            <text:p>613.787484407425</text:p>
          </table:table-cell>
          <table:table-cell office:value-type="float" office:value="3430" calcext:value-type="float">
            <text:p>3430</text:p>
          </table:table-cell>
          <table:table-cell/>
        </table:table-row>
        <table:table-row table:style-name="ro1">
          <table:table-cell office:value-type="float" office:value="1580804448.73194" calcext:value-type="float">
            <text:p>1580804448.73194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80804038.43183" calcext:value-type="float">
            <text:p>1580804038.43183</text:p>
          </table:table-cell>
          <table:table-cell office:value-type="string" calcext:value-type="string">
            <text:p>COFFEE_STATUS</text:p>
          </table:table-cell>
          <table:table-cell table:formula="of:=[.F66]-1580804038.43183" office:value-type="float" office:value="0" calcext:value-type="float">
            <text:p>0</text:p>
          </table:table-cell>
          <table:table-cell office:value-type="float" office:value="3075" calcext:value-type="float">
            <text:p>3075</text:p>
          </table:table-cell>
          <table:table-cell/>
        </table:table-row>
        <table:table-row table:style-name="ro1">
          <table:table-cell office:value-type="float" office:value="1580804449.75209" calcext:value-type="float">
            <text:p>1580804449.75209</text:p>
          </table:table-cell>
          <table:table-cell office:value-type="string" calcext:value-type="string">
            <text:p>COFFEE_BREWING</text:p>
          </table:table-cell>
          <table:table-cell/>
          <table:table-cell office:value-type="float" office:value="2561" calcext:value-type="float">
            <text:p>2561</text:p>
          </table:table-cell>
          <table:table-cell/>
          <table:table-cell office:value-type="float" office:value="1580804158.46561" calcext:value-type="float">
            <text:p>1580804158.46561</text:p>
          </table:table-cell>
          <table:table-cell office:value-type="string" calcext:value-type="string">
            <text:p>COFFEE_STATUS</text:p>
          </table:table-cell>
          <table:table-cell table:formula="of:=[.F67]-1580804038.43183" office:value-type="float" office:value="120.03377532959" calcext:value-type="float">
            <text:p>120.03377532959</text:p>
          </table:table-cell>
          <table:table-cell office:value-type="float" office:value="3075" calcext:value-type="float">
            <text:p>3075</text:p>
          </table:table-cell>
          <table:table-cell/>
        </table:table-row>
        <table:table-row table:style-name="ro1">
          <table:table-cell office:value-type="float" office:value="1580804518.57501" calcext:value-type="float">
            <text:p>1580804518.57501</text:p>
          </table:table-cell>
          <table:table-cell office:value-type="string" calcext:value-type="string">
            <text:p>COFFEE_STATU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80804278.47401" calcext:value-type="float">
            <text:p>1580804278.47401</text:p>
          </table:table-cell>
          <table:table-cell office:value-type="string" calcext:value-type="string">
            <text:p>COFFEE_STATUS</text:p>
          </table:table-cell>
          <table:table-cell table:formula="of:=[.F68]-1580804038.43183" office:value-type="float" office:value="240.042175769806" calcext:value-type="float">
            <text:p>240.04217576980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80804550.7262" calcext:value-type="float">
            <text:p>1580804550.7262</text:p>
          </table:table-cell>
          <table:table-cell office:value-type="string" calcext:value-type="string">
            <text:p>COFFEE_BREWING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float" office:value="1580804398.57003" calcext:value-type="float">
            <text:p>1580804398.57003</text:p>
          </table:table-cell>
          <table:table-cell office:value-type="string" calcext:value-type="string">
            <text:p>COFFEE_STATUS</text:p>
          </table:table-cell>
          <table:table-cell table:formula="of:=[.F69]-1580804038.43183" office:value-type="float" office:value="360.138198137283" calcext:value-type="float">
            <text:p>360.13819813728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580804551.72033" calcext:value-type="float">
            <text:p>1580804551.72033</text:p>
          </table:table-cell>
          <table:table-cell office:value-type="string" calcext:value-type="string">
            <text:p>COFFEE_BREWING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580804518.57501" calcext:value-type="float">
            <text:p>1580804518.57501</text:p>
          </table:table-cell>
          <table:table-cell office:value-type="string" calcext:value-type="string">
            <text:p>COFFEE_STATUS</text:p>
          </table:table-cell>
          <table:table-cell table:formula="of:=[.F70]-1580804038.43183" office:value-type="float" office:value="480.143179655075" calcext:value-type="float">
            <text:p>480.14317965507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580804568.75508" calcext:value-type="float">
            <text:p>1580804568.75508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80804638.65514" calcext:value-type="float">
            <text:p>1580804638.65514</text:p>
          </table:table-cell>
          <table:table-cell office:value-type="string" calcext:value-type="string">
            <text:p>COFFEE_STATUS</text:p>
          </table:table-cell>
          <table:table-cell table:formula="of:=[.F71]-1580804038.43183" office:value-type="float" office:value="600.223306894302" calcext:value-type="float">
            <text:p>600.22330689430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580804569.77892" calcext:value-type="float">
            <text:p>1580804569.77892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80804758.66414" calcext:value-type="float">
            <text:p>1580804758.66414</text:p>
          </table:table-cell>
          <table:table-cell office:value-type="string" calcext:value-type="string">
            <text:p>COFFEE_STATUS</text:p>
          </table:table-cell>
          <table:table-cell table:formula="of:=[.F72]-1580804038.43183" office:value-type="float" office:value="720.232313871384" calcext:value-type="float">
            <text:p>720.232313871384</text:p>
          </table:table-cell>
          <table:table-cell office:value-type="float" office:value="3215" calcext:value-type="float">
            <text:p>3215</text:p>
          </table:table-cell>
          <table:table-cell/>
        </table:table-row>
        <table:table-row table:style-name="ro1">
          <table:table-cell office:value-type="float" office:value="1580804638.65514" calcext:value-type="float">
            <text:p>1580804638.65514</text:p>
          </table:table-cell>
          <table:table-cell office:value-type="string" calcext:value-type="string">
            <text:p>COFFEE_STATU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580804088.99494" calcext:value-type="float">
            <text:p>1580804088.99494</text:p>
          </table:table-cell>
          <table:table-cell office:value-type="string" calcext:value-type="string">
            <text:p>GRIND_STATUS</text:p>
          </table:table-cell>
          <table:table-cell table:formula="of:=[.F73]-1580804038.43183" office:value-type="float" office:value="50.563107252121" calcext:value-type="float">
            <text:p>50.56310725212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0804652.21931" calcext:value-type="float">
            <text:p>1580804652.21931</text:p>
          </table:table-cell>
          <table:table-cell office:value-type="string" calcext:value-type="string">
            <text:p>COFFEE_NEW</text:p>
          </table:table-cell>
          <table:table-cell office:value-type="float" office:value="3430" calcext:value-type="float">
            <text:p>3430</text:p>
          </table:table-cell>
          <table:table-cell table:number-columns-repeated="2"/>
          <table:table-cell office:value-type="float" office:value="1580804209.00467" calcext:value-type="float">
            <text:p>1580804209.00467</text:p>
          </table:table-cell>
          <table:table-cell office:value-type="string" calcext:value-type="string">
            <text:p>GRIND_STATUS</text:p>
          </table:table-cell>
          <table:table-cell table:formula="of:=[.F74]-1580804038.43183" office:value-type="float" office:value="170.572842121124" calcext:value-type="float">
            <text:p>170.57284212112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0804652.21931" calcext:value-type="float">
            <text:p>1580804652.21931</text:p>
          </table:table-cell>
          <table:table-cell office:value-type="string" calcext:value-type="string">
            <text:p>COFFEE_REPLACED</text:p>
          </table:table-cell>
          <table:table-cell office:value-type="float" office:value="3430" calcext:value-type="float">
            <text:p>3430</text:p>
          </table:table-cell>
          <table:table-cell table:number-columns-repeated="2"/>
          <table:table-cell office:value-type="float" office:value="1580804231.01134" calcext:value-type="float">
            <text:p>1580804231.01134</text:p>
          </table:table-cell>
          <table:table-cell office:value-type="string" calcext:value-type="string">
            <text:p>GRIND_STATUS</text:p>
          </table:table-cell>
          <table:table-cell table:formula="of:=[.F75]-1580804038.43183" office:value-type="float" office:value="192.579513072968" calcext:value-type="float">
            <text:p>192.57951307296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0804688.80218" calcext:value-type="float">
            <text:p>1580804688.80218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80804329.01452" calcext:value-type="float">
            <text:p>1580804329.01452</text:p>
          </table:table-cell>
          <table:table-cell office:value-type="string" calcext:value-type="string">
            <text:p>GRIND_STATUS</text:p>
          </table:table-cell>
          <table:table-cell table:formula="of:=[.F76]-1580804038.43183" office:value-type="float" office:value="290.582691431045" calcext:value-type="float">
            <text:p>290.58269143104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0804689.77096" calcext:value-type="float">
            <text:p>1580804689.77096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80804448.73194" calcext:value-type="float">
            <text:p>1580804448.73194</text:p>
          </table:table-cell>
          <table:table-cell office:value-type="string" calcext:value-type="string">
            <text:p>GRIND_STATUS</text:p>
          </table:table-cell>
          <table:table-cell table:formula="of:=[.F77]-1580804038.43183" office:value-type="float" office:value="410.300111293793" calcext:value-type="float">
            <text:p>410.30011129379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0804699.37472" calcext:value-type="float">
            <text:p>1580804699.37472</text:p>
          </table:table-cell>
          <table:table-cell office:value-type="string" calcext:value-type="string">
            <text:p>COFFEE_POURED</text:p>
          </table:table-cell>
          <table:table-cell office:value-type="float" office:value="3216" calcext:value-type="float">
            <text:p>3216</text:p>
          </table:table-cell>
          <table:table-cell table:number-columns-repeated="2"/>
          <table:table-cell office:value-type="float" office:value="1580804568.75508" calcext:value-type="float">
            <text:p>1580804568.75508</text:p>
          </table:table-cell>
          <table:table-cell office:value-type="string" calcext:value-type="string">
            <text:p>GRIND_STATUS</text:p>
          </table:table-cell>
          <table:table-cell table:formula="of:=[.F78]-1580804038.43183" office:value-type="float" office:value="530.323249578476" calcext:value-type="float">
            <text:p>530.32324957847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0804758.66414" calcext:value-type="float">
            <text:p>1580804758.66414</text:p>
          </table:table-cell>
          <table:table-cell office:value-type="string" calcext:value-type="string">
            <text:p>COFFEE_STATUS</text:p>
          </table:table-cell>
          <table:table-cell office:value-type="float" office:value="3215" calcext:value-type="float">
            <text:p>3215</text:p>
          </table:table-cell>
          <table:table-cell table:number-columns-repeated="2"/>
          <table:table-cell office:value-type="float" office:value="1580804688.80218" calcext:value-type="float">
            <text:p>1580804688.80218</text:p>
          </table:table-cell>
          <table:table-cell office:value-type="string" calcext:value-type="string">
            <text:p>GRIND_STATUS</text:p>
          </table:table-cell>
          <table:table-cell table:formula="of:=[.F79]-1580804038.43183" office:value-type="float" office:value="650.37034869194" calcext:value-type="float">
            <text:p>650.3703486919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0804808.81189" calcext:value-type="float">
            <text:p>1580804808.81189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4809.79226" calcext:value-type="float">
            <text:p>1580804809.79226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80804878.75418" calcext:value-type="float">
            <text:p>1580804878.75418</text:p>
          </table:table-cell>
          <table:table-cell office:value-type="string" calcext:value-type="string">
            <text:p>COFFEE_STATUS</text:p>
          </table:table-cell>
          <table:table-cell office:value-type="float" office:value="3215" calcext:value-type="float">
            <text:p>3215</text:p>
          </table:table-cell>
          <table:table-cell table:number-columns-repeated="7"/>
        </table:table-row>
        <table:table-row table:style-name="ro1">
          <table:table-cell office:value-type="float" office:value="1580804928.83194" calcext:value-type="float">
            <text:p>1580804928.83194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4929.81184" calcext:value-type="float">
            <text:p>1580804929.81184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80804998.78615" calcext:value-type="float">
            <text:p>1580804998.78615</text:p>
          </table:table-cell>
          <table:table-cell office:value-type="string" calcext:value-type="string">
            <text:p>COFFEE_STATUS</text:p>
          </table:table-cell>
          <table:table-cell office:value-type="float" office:value="3215" calcext:value-type="float">
            <text:p>3215</text:p>
          </table:table-cell>
          <table:table-cell table:number-columns-repeated="7"/>
        </table:table-row>
        <table:table-row table:style-name="ro1">
          <table:table-cell office:value-type="float" office:value="1580805048.83196" calcext:value-type="float">
            <text:p>1580805048.83196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5049.82338" calcext:value-type="float">
            <text:p>1580805049.82338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80805118.84799" calcext:value-type="float">
            <text:p>1580805118.84799</text:p>
          </table:table-cell>
          <table:table-cell office:value-type="string" calcext:value-type="string">
            <text:p>COFFEE_STATUS</text:p>
          </table:table-cell>
          <table:table-cell office:value-type="float" office:value="3216" calcext:value-type="float">
            <text:p>3216</text:p>
          </table:table-cell>
          <table:table-cell table:number-columns-repeated="7"/>
        </table:table-row>
        <table:table-row table:style-name="ro1">
          <table:table-cell office:value-type="float" office:value="1580805168.82235" calcext:value-type="float">
            <text:p>1580805168.82235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5169.92628" calcext:value-type="float">
            <text:p>1580805169.92628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80805238.91244" calcext:value-type="float">
            <text:p>1580805238.91244</text:p>
          </table:table-cell>
          <table:table-cell office:value-type="string" calcext:value-type="string">
            <text:p>COFFEE_STATUS</text:p>
          </table:table-cell>
          <table:table-cell office:value-type="float" office:value="3216" calcext:value-type="float">
            <text:p>3216</text:p>
          </table:table-cell>
          <table:table-cell table:number-columns-repeated="7"/>
        </table:table-row>
        <table:table-row table:style-name="ro1">
          <table:table-cell office:value-type="float" office:value="1580805288.87922" calcext:value-type="float">
            <text:p>1580805288.87922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5289.85177" calcext:value-type="float">
            <text:p>1580805289.85177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80805358.95172" calcext:value-type="float">
            <text:p>1580805358.95172</text:p>
          </table:table-cell>
          <table:table-cell office:value-type="string" calcext:value-type="string">
            <text:p>COFFEE_STATUS</text:p>
          </table:table-cell>
          <table:table-cell office:value-type="float" office:value="3219" calcext:value-type="float">
            <text:p>3219</text:p>
          </table:table-cell>
          <table:table-cell table:number-columns-repeated="7"/>
        </table:table-row>
        <table:table-row table:style-name="ro1">
          <table:table-cell office:value-type="float" office:value="1580805408.86279" calcext:value-type="float">
            <text:p>1580805408.86279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5409.96109" calcext:value-type="float">
            <text:p>1580805409.96109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80805479.05126" calcext:value-type="float">
            <text:p>1580805479.05126</text:p>
          </table:table-cell>
          <table:table-cell office:value-type="string" calcext:value-type="string">
            <text:p>COFFEE_STATUS</text:p>
          </table:table-cell>
          <table:table-cell office:value-type="float" office:value="3216" calcext:value-type="float">
            <text:p>3216</text:p>
          </table:table-cell>
          <table:table-cell table:number-columns-repeated="7"/>
        </table:table-row>
        <table:table-row table:style-name="ro1">
          <table:table-cell office:value-type="float" office:value="1580805528.35375" calcext:value-type="float">
            <text:p>1580805528.35375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5529.33363" calcext:value-type="float">
            <text:p>1580805529.33363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5599.0626" calcext:value-type="float">
            <text:p>1580805599.0626</text:p>
          </table:table-cell>
          <table:table-cell office:value-type="string" calcext:value-type="string">
            <text:p>COFFEE_STATUS</text:p>
          </table:table-cell>
          <table:table-cell office:value-type="float" office:value="3217" calcext:value-type="float">
            <text:p>3217</text:p>
          </table:table-cell>
          <table:table-cell table:number-columns-repeated="7"/>
        </table:table-row>
        <table:table-row table:style-name="ro1">
          <table:table-cell office:value-type="float" office:value="1580805648.52091" calcext:value-type="float">
            <text:p>1580805648.52091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5649.35928" calcext:value-type="float">
            <text:p>1580805649.35928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5719.0922" calcext:value-type="float">
            <text:p>1580805719.0922</text:p>
          </table:table-cell>
          <table:table-cell office:value-type="string" calcext:value-type="string">
            <text:p>COFFEE_STATUS</text:p>
          </table:table-cell>
          <table:table-cell office:value-type="float" office:value="3217" calcext:value-type="float">
            <text:p>3217</text:p>
          </table:table-cell>
          <table:table-cell table:number-columns-repeated="7"/>
        </table:table-row>
        <table:table-row table:style-name="ro1">
          <table:table-cell office:value-type="float" office:value="1580805768.35374" calcext:value-type="float">
            <text:p>1580805768.35374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5769.36367" calcext:value-type="float">
            <text:p>1580805769.36367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5839.28704" calcext:value-type="float">
            <text:p>1580805839.28704</text:p>
          </table:table-cell>
          <table:table-cell office:value-type="string" calcext:value-type="string">
            <text:p>COFFEE_STATUS</text:p>
          </table:table-cell>
          <table:table-cell office:value-type="float" office:value="3216" calcext:value-type="float">
            <text:p>3216</text:p>
          </table:table-cell>
          <table:table-cell table:number-columns-repeated="7"/>
        </table:table-row>
        <table:table-row table:style-name="ro1">
          <table:table-cell office:value-type="float" office:value="1580805888.364" calcext:value-type="float">
            <text:p>1580805888.364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5889.3937" calcext:value-type="float">
            <text:p>1580805889.3937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5959.40196" calcext:value-type="float">
            <text:p>1580805959.40196</text:p>
          </table:table-cell>
          <table:table-cell office:value-type="string" calcext:value-type="string">
            <text:p>COFFEE_STATUS</text:p>
          </table:table-cell>
          <table:table-cell office:value-type="float" office:value="3216" calcext:value-type="float">
            <text:p>3216</text:p>
          </table:table-cell>
          <table:table-cell table:number-columns-repeated="7"/>
        </table:table-row>
        <table:table-row table:style-name="ro1">
          <table:table-cell office:value-type="float" office:value="1580806008.59042" calcext:value-type="float">
            <text:p>1580806008.59042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80806009.38268" calcext:value-type="float">
            <text:p>1580806009.38268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079.4911" calcext:value-type="float">
            <text:p>1580806079.4911</text:p>
          </table:table-cell>
          <table:table-cell office:value-type="string" calcext:value-type="string">
            <text:p>COFFEE_STATUS</text:p>
          </table:table-cell>
          <table:table-cell office:value-type="float" office:value="3217" calcext:value-type="float">
            <text:p>3217</text:p>
          </table:table-cell>
          <table:table-cell table:number-columns-repeated="7"/>
        </table:table-row>
        <table:table-row table:style-name="ro1">
          <table:table-cell office:value-type="float" office:value="1580806128.42402" calcext:value-type="float">
            <text:p>1580806128.42402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129.64086" calcext:value-type="float">
            <text:p>1580806129.64086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199.68858" calcext:value-type="float">
            <text:p>1580806199.68858</text:p>
          </table:table-cell>
          <table:table-cell office:value-type="string" calcext:value-type="string">
            <text:p>COFFEE_STATUS</text:p>
          </table:table-cell>
          <table:table-cell office:value-type="float" office:value="3217" calcext:value-type="float">
            <text:p>3217</text:p>
          </table:table-cell>
          <table:table-cell table:number-columns-repeated="7"/>
        </table:table-row>
        <table:table-row table:style-name="ro1">
          <table:table-cell office:value-type="float" office:value="1580806248.40382" calcext:value-type="float">
            <text:p>1580806248.40382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249.41445" calcext:value-type="float">
            <text:p>1580806249.41445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319.6901" calcext:value-type="float">
            <text:p>1580806319.6901</text:p>
          </table:table-cell>
          <table:table-cell office:value-type="string" calcext:value-type="string">
            <text:p>COFFEE_STATUS</text:p>
          </table:table-cell>
          <table:table-cell office:value-type="float" office:value="3216" calcext:value-type="float">
            <text:p>3216</text:p>
          </table:table-cell>
          <table:table-cell table:number-columns-repeated="7"/>
        </table:table-row>
        <table:table-row table:style-name="ro1">
          <table:table-cell office:value-type="float" office:value="1580806368.4558" calcext:value-type="float">
            <text:p>1580806368.4558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369.46529" calcext:value-type="float">
            <text:p>1580806369.46529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439.74822" calcext:value-type="float">
            <text:p>1580806439.74822</text:p>
          </table:table-cell>
          <table:table-cell office:value-type="string" calcext:value-type="string">
            <text:p>COFFEE_STATUS</text:p>
          </table:table-cell>
          <table:table-cell office:value-type="float" office:value="3219" calcext:value-type="float">
            <text:p>3219</text:p>
          </table:table-cell>
          <table:table-cell table:number-columns-repeated="7"/>
        </table:table-row>
        <table:table-row table:style-name="ro1">
          <table:table-cell office:value-type="float" office:value="1580806488.45362" calcext:value-type="float">
            <text:p>1580806488.45362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489.45391" calcext:value-type="float">
            <text:p>1580806489.45391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559.77091" calcext:value-type="float">
            <text:p>1580806559.77091</text:p>
          </table:table-cell>
          <table:table-cell office:value-type="string" calcext:value-type="string">
            <text:p>COFFEE_STATUS</text:p>
          </table:table-cell>
          <table:table-cell office:value-type="float" office:value="3217" calcext:value-type="float">
            <text:p>3217</text:p>
          </table:table-cell>
          <table:table-cell table:number-columns-repeated="7"/>
        </table:table-row>
        <table:table-row table:style-name="ro1">
          <table:table-cell office:value-type="float" office:value="1580806608.46376" calcext:value-type="float">
            <text:p>1580806608.46376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609.45372" calcext:value-type="float">
            <text:p>1580806609.45372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679.86418" calcext:value-type="float">
            <text:p>1580806679.86418</text:p>
          </table:table-cell>
          <table:table-cell office:value-type="string" calcext:value-type="string">
            <text:p>COFFEE_STATUS</text:p>
          </table:table-cell>
          <table:table-cell office:value-type="float" office:value="3220" calcext:value-type="float">
            <text:p>3220</text:p>
          </table:table-cell>
          <table:table-cell table:number-columns-repeated="7"/>
        </table:table-row>
        <table:table-row table:style-name="ro1">
          <table:table-cell office:value-type="float" office:value="1580806728.82922" calcext:value-type="float">
            <text:p>1580806728.82922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729.81155" calcext:value-type="float">
            <text:p>1580806729.81155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799.93757" calcext:value-type="float">
            <text:p>1580806799.93757</text:p>
          </table:table-cell>
          <table:table-cell office:value-type="string" calcext:value-type="string">
            <text:p>COFFEE_STATUS</text:p>
          </table:table-cell>
          <table:table-cell office:value-type="float" office:value="3217" calcext:value-type="float">
            <text:p>3217</text:p>
          </table:table-cell>
          <table:table-cell table:number-columns-repeated="7"/>
        </table:table-row>
        <table:table-row table:style-name="ro1">
          <table:table-cell office:value-type="float" office:value="1580806837.00726" calcext:value-type="float">
            <text:p>1580806837.00726</text:p>
          </table:table-cell>
          <table:table-cell office:value-type="string" calcext:value-type="string">
            <text:p>COFFEE_POURED</text:p>
          </table:table-cell>
          <table:table-cell office:value-type="float" office:value="2996" calcext:value-type="float">
            <text:p>2996</text:p>
          </table:table-cell>
          <table:table-cell table:number-columns-repeated="7"/>
        </table:table-row>
        <table:table-row table:style-name="ro1">
          <table:table-cell office:value-type="float" office:value="1580806848.57586" calcext:value-type="float">
            <text:p>1580806848.57586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849.54453" calcext:value-type="float">
            <text:p>1580806849.54453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919.98328" calcext:value-type="float">
            <text:p>1580806919.98328</text:p>
          </table:table-cell>
          <table:table-cell office:value-type="string" calcext:value-type="string">
            <text:p>COFFEE_STATUS</text:p>
          </table:table-cell>
          <table:table-cell office:value-type="float" office:value="2995" calcext:value-type="float">
            <text:p>2995</text:p>
          </table:table-cell>
          <table:table-cell table:number-columns-repeated="7"/>
        </table:table-row>
        <table:table-row table:style-name="ro1">
          <table:table-cell office:value-type="float" office:value="1580806968.55384" calcext:value-type="float">
            <text:p>1580806968.55384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6969.59362" calcext:value-type="float">
            <text:p>1580806969.59362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040.00164" calcext:value-type="float">
            <text:p>1580807040.00164</text:p>
          </table:table-cell>
          <table:table-cell office:value-type="string" calcext:value-type="string">
            <text:p>COFFEE_STATUS</text:p>
          </table:table-cell>
          <table:table-cell office:value-type="float" office:value="2995" calcext:value-type="float">
            <text:p>2995</text:p>
          </table:table-cell>
          <table:table-cell table:number-columns-repeated="7"/>
        </table:table-row>
        <table:table-row table:style-name="ro1">
          <table:table-cell office:value-type="float" office:value="1580807088.57362" calcext:value-type="float">
            <text:p>1580807088.57362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089.60366" calcext:value-type="float">
            <text:p>1580807089.60366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160.06042" calcext:value-type="float">
            <text:p>1580807160.06042</text:p>
          </table:table-cell>
          <table:table-cell office:value-type="string" calcext:value-type="string">
            <text:p>COFFEE_STATUS</text:p>
          </table:table-cell>
          <table:table-cell office:value-type="float" office:value="2996" calcext:value-type="float">
            <text:p>2996</text:p>
          </table:table-cell>
          <table:table-cell table:number-columns-repeated="7"/>
        </table:table-row>
        <table:table-row table:style-name="ro1">
          <table:table-cell office:value-type="float" office:value="1580807208.59645" calcext:value-type="float">
            <text:p>1580807208.59645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209.59242" calcext:value-type="float">
            <text:p>1580807209.59242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280.15766" calcext:value-type="float">
            <text:p>1580807280.15766</text:p>
          </table:table-cell>
          <table:table-cell office:value-type="string" calcext:value-type="string">
            <text:p>COFFEE_STATUS</text:p>
          </table:table-cell>
          <table:table-cell office:value-type="float" office:value="2996" calcext:value-type="float">
            <text:p>2996</text:p>
          </table:table-cell>
          <table:table-cell table:number-columns-repeated="7"/>
        </table:table-row>
        <table:table-row table:style-name="ro1">
          <table:table-cell office:value-type="float" office:value="1580807328.61352" calcext:value-type="float">
            <text:p>1580807328.61352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329.61376" calcext:value-type="float">
            <text:p>1580807329.61376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400.43125" calcext:value-type="float">
            <text:p>1580807400.43125</text:p>
          </table:table-cell>
          <table:table-cell office:value-type="string" calcext:value-type="string">
            <text:p>COFFEE_STATUS</text:p>
          </table:table-cell>
          <table:table-cell office:value-type="float" office:value="2994" calcext:value-type="float">
            <text:p>2994</text:p>
          </table:table-cell>
          <table:table-cell table:number-columns-repeated="7"/>
        </table:table-row>
        <table:table-row table:style-name="ro1">
          <table:table-cell office:value-type="float" office:value="1580807448.61354" calcext:value-type="float">
            <text:p>1580807448.61354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449.60455" calcext:value-type="float">
            <text:p>1580807449.60455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520.46885" calcext:value-type="float">
            <text:p>1580807520.46885</text:p>
          </table:table-cell>
          <table:table-cell office:value-type="string" calcext:value-type="string">
            <text:p>COFFEE_STATUS</text:p>
          </table:table-cell>
          <table:table-cell office:value-type="float" office:value="2994" calcext:value-type="float">
            <text:p>2994</text:p>
          </table:table-cell>
          <table:table-cell table:number-columns-repeated="7"/>
        </table:table-row>
        <table:table-row table:style-name="ro1">
          <table:table-cell office:value-type="float" office:value="1580807569.01878" calcext:value-type="float">
            <text:p>1580807569.01878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570.00131" calcext:value-type="float">
            <text:p>1580807570.00131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640.52245" calcext:value-type="float">
            <text:p>1580807640.52245</text:p>
          </table:table-cell>
          <table:table-cell office:value-type="string" calcext:value-type="string">
            <text:p>COFFEE_STATUS</text:p>
          </table:table-cell>
          <table:table-cell office:value-type="float" office:value="2994" calcext:value-type="float">
            <text:p>2994</text:p>
          </table:table-cell>
          <table:table-cell table:number-columns-repeated="7"/>
        </table:table-row>
        <table:table-row table:style-name="ro1">
          <table:table-cell office:value-type="float" office:value="1580807689.03141" calcext:value-type="float">
            <text:p>1580807689.03141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690.0129" calcext:value-type="float">
            <text:p>1580807690.0129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760.58915" calcext:value-type="float">
            <text:p>1580807760.58915</text:p>
          </table:table-cell>
          <table:table-cell office:value-type="string" calcext:value-type="string">
            <text:p>COFFEE_STATUS</text:p>
          </table:table-cell>
          <table:table-cell office:value-type="float" office:value="2996" calcext:value-type="float">
            <text:p>2996</text:p>
          </table:table-cell>
          <table:table-cell table:number-columns-repeated="7"/>
        </table:table-row>
        <table:table-row table:style-name="ro1">
          <table:table-cell office:value-type="float" office:value="1580807809.05136" calcext:value-type="float">
            <text:p>1580807809.05136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810.01305" calcext:value-type="float">
            <text:p>1580807810.01305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7880.67266" calcext:value-type="float">
            <text:p>1580807880.67266</text:p>
          </table:table-cell>
          <table:table-cell office:value-type="string" calcext:value-type="string">
            <text:p>COFFEE_STATUS</text:p>
          </table:table-cell>
          <table:table-cell office:value-type="float" office:value="2997" calcext:value-type="float">
            <text:p>2997</text:p>
          </table:table-cell>
          <table:table-cell table:number-columns-repeated="7"/>
        </table:table-row>
        <table:table-row table:style-name="ro1">
          <table:table-cell office:value-type="float" office:value="1580807929.03258" calcext:value-type="float">
            <text:p>1580807929.03258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580807930.04262" calcext:value-type="float">
            <text:p>1580807930.04262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8000.75671" calcext:value-type="float">
            <text:p>1580808000.75671</text:p>
          </table:table-cell>
          <table:table-cell office:value-type="string" calcext:value-type="string">
            <text:p>COFFEE_STATUS</text:p>
          </table:table-cell>
          <table:table-cell office:value-type="float" office:value="2995" calcext:value-type="float">
            <text:p>2995</text:p>
          </table:table-cell>
          <table:table-cell table:number-columns-repeated="7"/>
        </table:table-row>
        <table:table-row table:style-name="ro1">
          <table:table-cell office:value-type="float" office:value="1580808048.50251" calcext:value-type="float">
            <text:p>1580808048.50251</text:p>
          </table:table-cell>
          <table:table-cell office:value-type="string" calcext:value-type="string">
            <text:p>GRIND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8049.54502" calcext:value-type="float">
            <text:p>1580808049.54502</text:p>
          </table:table-cell>
          <table:table-cell office:value-type="string" calcext:value-type="string">
            <text:p>BREW_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80808120.78906" calcext:value-type="float">
            <text:p>1580808120.78906</text:p>
          </table:table-cell>
          <table:table-cell office:value-type="string" calcext:value-type="string">
            <text:p>COFFEE_STATUS</text:p>
          </table:table-cell>
          <table:table-cell office:value-type="float" office:value="2995" calcext:value-type="float">
            <text:p>2995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2020-02-04_server_fill'.F44:'2020-02-04_server_fill'.J79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5T08:13:24.183863877</dc:date>
    <meta:editing-duration>PT21H50M41S</meta:editing-duration>
    <meta:editing-cycles>1</meta:editing-cycles>
    <meta:document-statistic meta:table-count="1" meta:cell-count="637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56cm" svg:height="18.276cm" xlink:href=".." xlink:type="simple" chart:class="chart:scatter" chart:style-name="ch1">
        <chart:title svg:x="8.378cm" svg:y="0.501cm" chart:style-name="ch2">
          <text:p>2020-01-04 Server events</text:p>
        </chart:title>
        <chart:legend chart:legend-position="end" svg:x="20.322cm" svg:y="8.59cm" style:legend-expansion="high" chart:style-name="ch3"/>
        <chart:plot-area chart:style-name="ch4" table:cell-range-address="'2020-02-04_server_fill'.A1:'2020-02-04_server_fill'.A164 '2020-02-04_server_fill'.C1:'2020-02-04_server_fill'.D164" chart:data-source-has-labels="row" svg:x="0.441cm" svg:y="1.645cm" svg:width="19.44cm" svg:height="16.266cm">
          <chartooo:coordinate-region svg:x="1.433cm" svg:y="1.844cm" svg:width="17.455cm" svg:height="15.4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2020-02-04_server_fill'.C2:'2020-02-04_server_fill'.C164" chart:label-cell-address="'2020-02-04_server_fill'.C1:'2020-02-04_server_fill'.C1" chart:class="chart:scatter">
            <chart:domain table:cell-range-address="'2020-02-04_server_fill'.A2:'2020-02-04_server_fill'.A164"/>
            <chart:data-point chart:repeated="163"/>
          </chart:series>
          <chart:series chart:attached-axis="primary-y" chart:style-name="ch9" chart:values-cell-range-address="'2020-02-04_server_fill'.D2:'2020-02-04_server_fill'.D164" chart:label-cell-address="'2020-02-04_server_fill'.D1:'2020-02-04_server_fill'.D1" chart:class="chart:scatter">
            <chart:data-point chart:repeated="1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eight</text:p>
                <draw:g>
                  <svg:desc>'2020-02-04_server_fill'.C1:'2020-02-04_server_fill'.C1</svg:desc>
                </draw:g>
              </table:table-cell>
              <table:table-cell office:value-type="string">
                <text:p>power</text:p>
                <draw:g>
                  <svg:desc>'2020-02-04_server_fill'.D1:'2020-02-04_server_fill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0802289.70023">
                <text:p>1580802289.70023</text:p>
                <draw:g>
                  <svg:desc>'2020-02-04_server_fill'.A2:'2020-02-04_server_fill'.A164</svg:desc>
                </draw:g>
              </table:table-cell>
              <table:table-cell office:value-type="float" office:value="NaN">
                <text:p>NaN</text:p>
                <draw:g>
                  <svg:desc>'2020-02-04_server_fill'.C2:'2020-02-04_server_fill'.C164</svg:desc>
                </draw:g>
              </table:table-cell>
              <table:table-cell office:value-type="float" office:value="1">
                <text:p>1</text:p>
                <draw:g>
                  <svg:desc>'2020-02-04_server_fill'.D2:'2020-02-04_server_fill'.D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0802357.74434">
                <text:p>1580802357.74434</text:p>
              </table:table-cell>
              <table:table-cell office:value-type="float" office:value="3073">
                <text:p>3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0802408.72088">
                <text:p>1580802408.720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0802409.72971">
                <text:p>1580802409.7297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80802477.74466">
                <text:p>1580802477.74466</text:p>
              </table:table-cell>
              <table:table-cell office:value-type="float" office:value="3074">
                <text:p>3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0802528.71916">
                <text:p>1580802528.7191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0802529.70014">
                <text:p>1580802529.700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0802597.80619">
                <text:p>1580802597.80619</text:p>
              </table:table-cell>
              <table:table-cell office:value-type="float" office:value="3076">
                <text:p>3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0802648.71027">
                <text:p>1580802648.7102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0802649.93932">
                <text:p>1580802649.9393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0802717.83693">
                <text:p>1580802717.83693</text:p>
              </table:table-cell>
              <table:table-cell office:value-type="float" office:value="3072">
                <text:p>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0802769.0024">
                <text:p>1580802769.002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80802770.18115">
                <text:p>1580802770.1811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0802837.90815">
                <text:p>1580802837.90815</text:p>
              </table:table-cell>
              <table:table-cell office:value-type="float" office:value="3074">
                <text:p>3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0802889.01354">
                <text:p>1580802889.0135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0802890.00031">
                <text:p>1580802890.0003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0802957.96113">
                <text:p>1580802957.96113</text:p>
              </table:table-cell>
              <table:table-cell office:value-type="float" office:value="3075">
                <text:p>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80803009.14356">
                <text:p>1580803009.1435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80803009.98241">
                <text:p>1580803009.982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0803077.96143">
                <text:p>1580803077.96143</text:p>
              </table:table-cell>
              <table:table-cell office:value-type="float" office:value="3073">
                <text:p>3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0803128.05574">
                <text:p>1580803128.0557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80803129.35931">
                <text:p>1580803129.3593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0803197.98627">
                <text:p>1580803197.98627</text:p>
              </table:table-cell>
              <table:table-cell office:value-type="float" office:value="3071">
                <text:p>3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0803248.90459">
                <text:p>1580803248.9045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0803249.88358">
                <text:p>1580803249.8835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80803318.02071">
                <text:p>1580803318.02071</text:p>
              </table:table-cell>
              <table:table-cell office:value-type="float" office:value="3072">
                <text:p>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0803368.92145">
                <text:p>1580803368.9214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0803369.87463">
                <text:p>1580803369.8746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80803438.06725">
                <text:p>1580803438.06725</text:p>
              </table:table-cell>
              <table:table-cell office:value-type="float" office:value="3072">
                <text:p>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80803488.89455">
                <text:p>1580803488.8945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80803489.88714">
                <text:p>1580803489.887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0803558.15601">
                <text:p>1580803558.15601</text:p>
              </table:table-cell>
              <table:table-cell office:value-type="float" office:value="3075">
                <text:p>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0803608.91458">
                <text:p>1580803608.9145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0803609.91452">
                <text:p>1580803609.9145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80803678.18628">
                <text:p>1580803678.18628</text:p>
              </table:table-cell>
              <table:table-cell office:value-type="float" office:value="3075">
                <text:p>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80803728.93451">
                <text:p>1580803728.9345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80803729.91633">
                <text:p>1580803729.916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0803798.27046">
                <text:p>1580803798.27046</text:p>
              </table:table-cell>
              <table:table-cell office:value-type="float" office:value="3076">
                <text:p>3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0803848.9345">
                <text:p>1580803848.934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0803850.1645">
                <text:p>1580803850.164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0803918.36373">
                <text:p>1580803918.36373</text:p>
              </table:table-cell>
              <table:table-cell office:value-type="float" office:value="3075">
                <text:p>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80803968.99568">
                <text:p>1580803968.9956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0803969.96158">
                <text:p>1580803969.9615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0804038.43183">
                <text:p>1580804038.43183</text:p>
              </table:table-cell>
              <table:table-cell office:value-type="float" office:value="3075">
                <text:p>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80804088.99494">
                <text:p>1580804088.9949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0804090.00521">
                <text:p>1580804090.0052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80804158.46561">
                <text:p>1580804158.46561</text:p>
              </table:table-cell>
              <table:table-cell office:value-type="float" office:value="3075">
                <text:p>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80804174.17565">
                <text:p>1580804174.1756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80804209.00467">
                <text:p>1580804209.004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80804209.98444">
                <text:p>1580804209.9844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80804217.97621">
                <text:p>1580804217.97621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80804218.98016">
                <text:p>1580804218.98016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80804219.98365">
                <text:p>1580804219.9836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80804220.98557">
                <text:p>1580804220.98557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80804221.99167">
                <text:p>1580804221.99167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80804222.94127">
                <text:p>1580804222.94127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80804224.95">
                <text:p>1580804224.95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0804225.94879">
                <text:p>1580804225.94879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0804231.01134">
                <text:p>1580804231.0113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80804252.94633">
                <text:p>1580804252.94633</text:p>
              </table:table-cell>
              <table:table-cell office:value-type="float" office:value="NaN">
                <text:p>NaN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80804278.47401">
                <text:p>1580804278.4740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80804329.01452">
                <text:p>1580804329.0145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80804330.0346">
                <text:p>1580804330.0346</text:p>
              </table:table-cell>
              <table:table-cell office:value-type="float" office:value="NaN">
                <text:p>NaN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80804398.57003">
                <text:p>1580804398.5700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0804448.73194">
                <text:p>1580804448.7319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80804449.75209">
                <text:p>1580804449.75209</text:p>
              </table:table-cell>
              <table:table-cell office:value-type="float" office:value="NaN">
                <text:p>NaN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80804518.57501">
                <text:p>1580804518.5750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80804550.7262">
                <text:p>1580804550.7262</text:p>
              </table:table-cell>
              <table:table-cell office:value-type="float" office:value="NaN">
                <text:p>NaN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80804551.72033">
                <text:p>1580804551.72033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80804568.75508">
                <text:p>1580804568.7550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80804569.77892">
                <text:p>1580804569.7789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0804638.65514">
                <text:p>1580804638.6551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80804652.21931">
                <text:p>1580804652.21931</text:p>
              </table:table-cell>
              <table:table-cell office:value-type="float" office:value="3430">
                <text:p>3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80804652.21931">
                <text:p>1580804652.21931</text:p>
              </table:table-cell>
              <table:table-cell office:value-type="float" office:value="3430">
                <text:p>3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80804688.80218">
                <text:p>1580804688.8021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80804689.77096">
                <text:p>1580804689.77096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80804699.37472">
                <text:p>1580804699.37472</text:p>
              </table:table-cell>
              <table:table-cell office:value-type="float" office:value="3216">
                <text:p>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0804758.66414">
                <text:p>1580804758.66414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804808.81189">
                <text:p>1580804808.8118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804809.79226">
                <text:p>1580804809.7922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80804878.75418">
                <text:p>1580804878.75418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80804928.83194">
                <text:p>1580804928.8319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80804929.81184">
                <text:p>1580804929.8118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80804998.78615">
                <text:p>1580804998.78615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80805048.83196">
                <text:p>1580805048.8319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80805049.82338">
                <text:p>1580805049.8233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80805118.84799">
                <text:p>1580805118.84799</text:p>
              </table:table-cell>
              <table:table-cell office:value-type="float" office:value="3216">
                <text:p>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80805168.82235">
                <text:p>1580805168.8223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80805169.92628">
                <text:p>1580805169.9262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80805238.91244">
                <text:p>1580805238.91244</text:p>
              </table:table-cell>
              <table:table-cell office:value-type="float" office:value="3216">
                <text:p>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80805288.87922">
                <text:p>1580805288.879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80805289.85177">
                <text:p>1580805289.8517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80805358.95172">
                <text:p>1580805358.95172</text:p>
              </table:table-cell>
              <table:table-cell office:value-type="float" office:value="3219">
                <text:p>3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80805408.86279">
                <text:p>1580805408.8627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0805409.96109">
                <text:p>1580805409.9610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80805479.05126">
                <text:p>1580805479.05126</text:p>
              </table:table-cell>
              <table:table-cell office:value-type="float" office:value="3216">
                <text:p>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80805528.35375">
                <text:p>1580805528.3537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80805529.33363">
                <text:p>1580805529.3336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80805599.0626">
                <text:p>1580805599.0626</text:p>
              </table:table-cell>
              <table:table-cell office:value-type="float" office:value="3217">
                <text:p>3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80805648.52091">
                <text:p>1580805648.5209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80805649.35928">
                <text:p>1580805649.3592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80805719.0922">
                <text:p>1580805719.0922</text:p>
              </table:table-cell>
              <table:table-cell office:value-type="float" office:value="3217">
                <text:p>3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80805768.35374">
                <text:p>1580805768.3537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80805769.36367">
                <text:p>1580805769.3636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80805839.28704">
                <text:p>1580805839.28704</text:p>
              </table:table-cell>
              <table:table-cell office:value-type="float" office:value="3216">
                <text:p>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80805888.364">
                <text:p>1580805888.36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80805889.3937">
                <text:p>1580805889.393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80805959.40196">
                <text:p>1580805959.40196</text:p>
              </table:table-cell>
              <table:table-cell office:value-type="float" office:value="3216">
                <text:p>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80806008.59042">
                <text:p>1580806008.5904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80806009.38268">
                <text:p>1580806009.3826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0806079.4911">
                <text:p>1580806079.4911</text:p>
              </table:table-cell>
              <table:table-cell office:value-type="float" office:value="3217">
                <text:p>3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80806128.42402">
                <text:p>1580806128.4240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80806129.64086">
                <text:p>1580806129.6408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80806199.68858">
                <text:p>1580806199.68858</text:p>
              </table:table-cell>
              <table:table-cell office:value-type="float" office:value="3217">
                <text:p>3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80806248.40382">
                <text:p>1580806248.403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80806249.41445">
                <text:p>1580806249.4144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80806319.6901">
                <text:p>1580806319.6901</text:p>
              </table:table-cell>
              <table:table-cell office:value-type="float" office:value="3216">
                <text:p>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80806368.4558">
                <text:p>1580806368.455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80806369.46529">
                <text:p>1580806369.4652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80806439.74822">
                <text:p>1580806439.74822</text:p>
              </table:table-cell>
              <table:table-cell office:value-type="float" office:value="3219">
                <text:p>3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80806488.45362">
                <text:p>1580806488.453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80806489.45391">
                <text:p>1580806489.4539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80806559.77091">
                <text:p>1580806559.77091</text:p>
              </table:table-cell>
              <table:table-cell office:value-type="float" office:value="3217">
                <text:p>3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80806608.46376">
                <text:p>1580806608.4637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80806609.45372">
                <text:p>1580806609.4537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80806679.86418">
                <text:p>1580806679.86418</text:p>
              </table:table-cell>
              <table:table-cell office:value-type="float" office:value="3220">
                <text:p>3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80806728.82922">
                <text:p>1580806728.8292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80806729.81155">
                <text:p>1580806729.8115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80806799.93757">
                <text:p>1580806799.93757</text:p>
              </table:table-cell>
              <table:table-cell office:value-type="float" office:value="3217">
                <text:p>3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80806837.00726">
                <text:p>1580806837.00726</text:p>
              </table:table-cell>
              <table:table-cell office:value-type="float" office:value="2996">
                <text:p>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80806848.57586">
                <text:p>1580806848.5758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80806849.54453">
                <text:p>1580806849.5445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80806919.98328">
                <text:p>1580806919.98328</text:p>
              </table:table-cell>
              <table:table-cell office:value-type="float" office:value="2995">
                <text:p>2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80806968.55384">
                <text:p>1580806968.5538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80806969.59362">
                <text:p>1580806969.593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80807040.00164">
                <text:p>1580807040.00164</text:p>
              </table:table-cell>
              <table:table-cell office:value-type="float" office:value="2995">
                <text:p>2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80807088.57362">
                <text:p>1580807088.573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80807089.60366">
                <text:p>1580807089.6036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80807160.06042">
                <text:p>1580807160.06042</text:p>
              </table:table-cell>
              <table:table-cell office:value-type="float" office:value="2996">
                <text:p>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0807208.59645">
                <text:p>1580807208.5964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80807209.59242">
                <text:p>1580807209.5924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80807280.15766">
                <text:p>1580807280.15766</text:p>
              </table:table-cell>
              <table:table-cell office:value-type="float" office:value="2996">
                <text:p>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0807328.61352">
                <text:p>1580807328.6135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0807329.61376">
                <text:p>1580807329.6137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80807400.43125">
                <text:p>1580807400.43125</text:p>
              </table:table-cell>
              <table:table-cell office:value-type="float" office:value="2994">
                <text:p>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80807448.61354">
                <text:p>1580807448.6135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80807449.60455">
                <text:p>1580807449.6045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80807520.46885">
                <text:p>1580807520.46885</text:p>
              </table:table-cell>
              <table:table-cell office:value-type="float" office:value="2994">
                <text:p>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80807569.01878">
                <text:p>1580807569.0187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80807570.00131">
                <text:p>1580807570.0013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80807640.52245">
                <text:p>1580807640.52245</text:p>
              </table:table-cell>
              <table:table-cell office:value-type="float" office:value="2994">
                <text:p>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80807689.03141">
                <text:p>1580807689.0314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80807690.0129">
                <text:p>1580807690.012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80807760.58915">
                <text:p>1580807760.58915</text:p>
              </table:table-cell>
              <table:table-cell office:value-type="float" office:value="2996">
                <text:p>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80807809.05136">
                <text:p>1580807809.0513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0807810.01305">
                <text:p>1580807810.0130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0807880.67266">
                <text:p>1580807880.67266</text:p>
              </table:table-cell>
              <table:table-cell office:value-type="float" office:value="2997">
                <text:p>2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807929.03258">
                <text:p>1580807929.0325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807930.04262">
                <text:p>1580807930.0426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0808000.75671">
                <text:p>1580808000.75671</text:p>
              </table:table-cell>
              <table:table-cell office:value-type="float" office:value="2995">
                <text:p>2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80808048.50251">
                <text:p>1580808048.5025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80808049.54502">
                <text:p>1580808049.5450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80808120.78906">
                <text:p>1580808120.78906</text:p>
              </table:table-cell>
              <table:table-cell office:value-type="float" office:value="2995">
                <text:p>29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interval-major="100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display-label="true" chart:logarithmic="false" chart:maximum="4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rizontal-bar" chart:symbol-width="0.6cm" chart:symbol-height="0.6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e3d200" draw:fill-color="#e3d2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d4711a" draw:fill-color="#d4711a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673604" draw:fill-color="#6736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5cm" chart:symbol-height="0.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up" chart:symbol-width="0.3cm" chart:symbol-height="0.3cm" chart:link-data-style-to-source="true"/>
      <style:graphic-properties draw:stroke="none" svg:stroke-width="0.08cm" svg:stroke-color="#f3715a" draw:fill-color="#f3715a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151cm" svg:height="16.397cm" xlink:href=".." xlink:type="simple" chart:class="chart:scatter" chart:style-name="ch1">
        <chart:title svg:x="12.124cm" svg:y="0.463cm" chart:style-name="ch2">
          <text:p>2020-01-04 Server Data</text:p>
        </chart:title>
        <chart:subtitle svg:x="11.555cm" svg:y="1.569cm" chart:style-name="ch3">
          <text:p>weight and Energy for New Coffee</text:p>
        </chart:subtitle>
        <chart:legend chart:legend-position="end" svg:x="24.956cm" svg:y="6.405cm" style:legend-expansion="high" chart:style-name="ch4"/>
        <chart:plot-area chart:style-name="ch5" table:cell-range-address="'2020-02-04_server_fill'.H67:'2020-02-04_server_fill'.I72 '2020-02-04_server_fill'.G65:'2020-02-04_server_fill'.G66 '2020-02-04_server_fill'.G62:'2020-02-04_server_fill'.G64 '2020-02-04_server_fill'.I62:'2020-02-04_server_fill'.I65 '2020-02-04_server_fill'.G54:'2020-02-04_server_fill'.G54 '2020-02-04_server_fill'.J49:'2020-02-04_server_fill'.J61 '2020-02-04_server_fill'.G49:'2020-02-04_server_fill'.G49" chart:data-source-has-labels="row" svg:x="1.594cm" svg:y="2.579cm" svg:width="21.635cm" svg:height="12.51cm">
          <chartooo:coordinate-region svg:x="2.586cm" svg:y="2.778cm" svg:width="19.65cm" svg:height="11.664cm"/>
          <chart:axis chart:dimension="x" chart:name="primary-x" chart:style-name="ch6">
            <chart:title svg:x="10.303cm" svg:y="15.416cm" chart:style-name="ch7">
              <text:p>Time (seconds) from 8:17am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0.082cm" chart:style-name="ch11">
              <text:p>Grams (incl. Pot)</text:p>
            </chart:title>
            <chart:grid chart:style-name="ch8" chart:class="major"/>
            <chart:grid chart:style-name="ch9" chart:class="minor"/>
          </chart:axis>
          <chart:axis chart:dimension="y" chart:name="secondary-y" chart:style-name="ch12">
            <chart:title svg:x="23.812cm" svg:y="10.717cm" chart:style-name="ch11">
              <text:p>Grind/Brew Power (watts)</text:p>
            </chart:title>
          </chart:axis>
          <chart:series chart:attached-axis="primary-y" chart:style-name="ch13" chart:values-cell-range-address="'2020-02-04_server_fill'.I67:'2020-02-04_server_fill'.I72" chart:label-cell-address="'2020-02-04_server_fill'.G66:'2020-02-04_server_fill'.G66" chart:class="chart:scatter">
            <chart:domain table:cell-range-address="'2020-02-04_server_fill'.H67:'2020-02-04_server_fill'.H72"/>
            <chart:data-point chart:repeated="6"/>
          </chart:series>
          <chart:series chart:attached-axis="primary-y" chart:style-name="ch14" chart:values-cell-range-address="'2020-02-04_server_fill'.I63:'2020-02-04_server_fill'.I63" chart:label-cell-address="'2020-02-04_server_fill'.G63:'2020-02-04_server_fill'.G63" chart:class="chart:scatter">
            <chart:domain table:cell-range-address="'2020-02-04_server_fill'.H63:'2020-02-04_server_fill'.H63"/>
            <chart:data-point/>
          </chart:series>
          <chart:series chart:attached-axis="secondary-y" chart:style-name="ch15" chart:values-cell-range-address="'2020-02-04_server_fill'.J54:'2020-02-04_server_fill'.J61" chart:label-cell-address="'2020-02-04_server_fill'.G54:'2020-02-04_server_fill'.G54" chart:class="chart:scatter">
            <chart:domain table:cell-range-address="'2020-02-04_server_fill'.H54:'2020-02-04_server_fill'.H61"/>
            <chart:data-point chart:repeated="8"/>
          </chart:series>
          <chart:series chart:attached-axis="secondary-y" chart:style-name="ch16" chart:values-cell-range-address="'2020-02-04_server_fill'.J49:'2020-02-04_server_fill'.J53" chart:label-cell-address="'2020-02-04_server_fill'.G49:'2020-02-04_server_fill'.G49" chart:class="chart:scatter">
            <chart:domain table:cell-range-address="'2020-02-04_server_fill'.H49:'2020-02-04_server_fill'.H53"/>
            <chart:data-point chart:repeated="5"/>
          </chart:series>
          <chart:series chart:attached-axis="primary-y" chart:style-name="ch17" chart:values-cell-range-address="'2020-02-04_server_fill'.I62:'2020-02-04_server_fill'.I62" chart:label-cell-address="'2020-02-04_server_fill'.G62:'2020-02-04_server_fill'.G62" chart:class="chart:scatter">
            <chart:domain table:cell-range-address="'2020-02-04_server_fill'.H62:'2020-02-04_server_fill'.H62"/>
            <chart:data-point/>
          </chart:series>
          <chart:series chart:attached-axis="primary-y" chart:style-name="ch18" chart:values-cell-range-address="'2020-02-04_server_fill'.I64:'2020-02-04_server_fill'.I64" chart:label-cell-address="'2020-02-04_server_fill'.G64:'2020-02-04_server_fill'.G64" chart:class="chart:scatter">
            <chart:domain table:cell-range-address="'2020-02-04_server_fill'.H64:'2020-02-04_server_fill'.H64"/>
            <chart:data-point/>
          </chart:series>
          <chart:series chart:attached-axis="primary-y" chart:style-name="ch19" chart:values-cell-range-address="'2020-02-04_server_fill'.I65:'2020-02-04_server_fill'.I65" chart:label-cell-address="'2020-02-04_server_fill'.G65:'2020-02-04_server_fill'.G65" chart:class="chart:scatter">
            <chart:domain table:cell-range-address="'2020-02-04_server_fill'.H65:'2020-02-04_server_fill'.H65"/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FFEE_STATUS</text:p>
                <draw:g>
                  <svg:desc>'2020-02-04_server_fill'.G66:'2020-02-04_server_fill'.G66</svg:desc>
                </draw:g>
              </table:table-cell>
              <table:table-cell office:value-type="string">
                <text:p/>
              </table:table-cell>
              <table:table-cell office:value-type="string">
                <text:p>COFFEE_POURED</text:p>
                <draw:g>
                  <svg:desc>'2020-02-04_server_fill'.G63:'2020-02-04_server_fill'.G6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FFEE_GRINDING</text:p>
                <draw:g>
                  <svg:desc>'2020-02-04_server_fill'.G54:'2020-02-04_server_fill'.G5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FFEE_BREWING</text:p>
                <draw:g>
                  <svg:desc>'2020-02-04_server_fill'.G49:'2020-02-04_server_fill'.G49</svg:desc>
                </draw:g>
              </table:table-cell>
              <table:table-cell office:value-type="string">
                <text:p/>
              </table:table-cell>
              <table:table-cell office:value-type="string">
                <text:p>COFFEE_NEW</text:p>
                <draw:g>
                  <svg:desc>'2020-02-04_server_fill'.G62:'2020-02-04_server_fill'.G62</svg:desc>
                </draw:g>
              </table:table-cell>
              <table:table-cell office:value-type="string">
                <text:p/>
              </table:table-cell>
              <table:table-cell office:value-type="string">
                <text:p>COFFEE_REMOVED</text:p>
                <draw:g>
                  <svg:desc>'2020-02-04_server_fill'.G64:'2020-02-04_server_fill'.G64</svg:desc>
                </draw:g>
              </table:table-cell>
              <table:table-cell office:value-type="string">
                <text:p/>
              </table:table-cell>
              <table:table-cell office:value-type="string">
                <text:p>COFFEE_REPLACED</text:p>
                <draw:g>
                  <svg:desc>'2020-02-04_server_fill'.G65:'2020-02-04_server_fill'.G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.03377532959">
                <text:p>120.03377532959</text:p>
                <draw:g>
                  <svg:desc>'2020-02-04_server_fill'.H67:'2020-02-04_server_fill'.H72</svg:desc>
                </draw:g>
              </table:table-cell>
              <table:table-cell office:value-type="float" office:value="3075">
                <text:p>3075</text:p>
                <draw:g>
                  <svg:desc>'2020-02-04_server_fill'.I67:'2020-02-04_server_fill'.I72</svg:desc>
                </draw:g>
              </table:table-cell>
              <table:table-cell office:value-type="float" office:value="660.942891359329">
                <text:p>660.942891359329</text:p>
                <draw:g>
                  <svg:desc>'2020-02-04_server_fill'.H63:'2020-02-04_server_fill'.H63</svg:desc>
                </draw:g>
              </table:table-cell>
              <table:table-cell office:value-type="float" office:value="3216">
                <text:p>3216</text:p>
                <draw:g>
                  <svg:desc>'2020-02-04_server_fill'.I63:'2020-02-04_server_fill'.I63</svg:desc>
                </draw:g>
              </table:table-cell>
              <table:table-cell office:value-type="float" office:value="179.544376373291">
                <text:p>179.544376373291</text:p>
                <draw:g>
                  <svg:desc>'2020-02-04_server_fill'.H54:'2020-02-04_server_fill'.H61</svg:desc>
                </draw:g>
              </table:table-cell>
              <table:table-cell office:value-type="float" office:value="536">
                <text:p>536</text:p>
                <draw:g>
                  <svg:desc>'2020-02-04_server_fill'.J54:'2020-02-04_server_fill'.J61</svg:desc>
                </draw:g>
              </table:table-cell>
              <table:table-cell office:value-type="float" office:value="214.514496564865">
                <text:p>214.514496564865</text:p>
                <draw:g>
                  <svg:desc>'2020-02-04_server_fill'.H49:'2020-02-04_server_fill'.H53</svg:desc>
                </draw:g>
              </table:table-cell>
              <table:table-cell office:value-type="float" office:value="2546">
                <text:p>2546</text:p>
                <draw:g>
                  <svg:desc>'2020-02-04_server_fill'.J49:'2020-02-04_server_fill'.J53</svg:desc>
                </draw:g>
              </table:table-cell>
              <table:table-cell office:value-type="float" office:value="613.787484407425">
                <text:p>613.787484407425</text:p>
                <draw:g>
                  <svg:desc>'2020-02-04_server_fill'.H62:'2020-02-04_server_fill'.H62</svg:desc>
                </draw:g>
              </table:table-cell>
              <table:table-cell office:value-type="float" office:value="3430">
                <text:p>3430</text:p>
                <draw:g>
                  <svg:desc>'2020-02-04_server_fill'.I62:'2020-02-04_server_fill'.I62</svg:desc>
                </draw:g>
              </table:table-cell>
              <table:table-cell office:value-type="float" office:value="135.743824720383">
                <text:p>135.743824720383</text:p>
                <draw:g>
                  <svg:desc>'2020-02-04_server_fill'.H64:'2020-02-04_server_fill'.H64</svg:desc>
                </draw:g>
              </table:table-cell>
              <table:table-cell office:value-type="float" office:value="36">
                <text:p>36</text:p>
                <draw:g>
                  <svg:desc>'2020-02-04_server_fill'.I64:'2020-02-04_server_fill'.I64</svg:desc>
                </draw:g>
              </table:table-cell>
              <table:table-cell office:value-type="float" office:value="613.787484407425">
                <text:p>613.787484407425</text:p>
                <draw:g>
                  <svg:desc>'2020-02-04_server_fill'.H65:'2020-02-04_server_fill'.H65</svg:desc>
                </draw:g>
              </table:table-cell>
              <table:table-cell office:value-type="float" office:value="3430">
                <text:p>3430</text:p>
                <draw:g>
                  <svg:desc>'2020-02-04_server_fill'.I65:'2020-02-04_server_fill'.I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.042175769806">
                <text:p>240.04217576980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548331022263">
                <text:p>180.548331022263</text:p>
              </table:table-cell>
              <table:table-cell office:value-type="float" office:value="397">
                <text:p>397</text:p>
              </table:table-cell>
              <table:table-cell office:value-type="float" office:value="291.602769613266">
                <text:p>291.602769613266</text:p>
              </table:table-cell>
              <table:table-cell office:value-type="float" office:value="2548">
                <text:p>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.138198137283">
                <text:p>360.13819813728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.551824569702">
                <text:p>181.551824569702</text:p>
              </table:table-cell>
              <table:table-cell office:value-type="float" office:value="45">
                <text:p>45</text:p>
              </table:table-cell>
              <table:table-cell office:value-type="float" office:value="411.320262670517">
                <text:p>411.320262670517</text:p>
              </table:table-cell>
              <table:table-cell office:value-type="float" office:value="2561">
                <text:p>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.143179655075">
                <text:p>480.1431796550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553744316101">
                <text:p>182.553744316101</text:p>
              </table:table-cell>
              <table:table-cell office:value-type="float" office:value="45">
                <text:p>45</text:p>
              </table:table-cell>
              <table:table-cell office:value-type="float" office:value="512.294371128082">
                <text:p>512.294371128082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.223306894302">
                <text:p>600.22330689430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55984377861">
                <text:p>183.55984377861</text:p>
              </table:table-cell>
              <table:table-cell office:value-type="float" office:value="101">
                <text:p>101</text:p>
              </table:table-cell>
              <table:table-cell office:value-type="float" office:value="513.288503408432">
                <text:p>513.28850340843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0.232313871384">
                <text:p>720.232313871384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.509444475174">
                <text:p>184.509444475174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518172025681">
                <text:p>186.518172025681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.516955852509">
                <text:p>187.51695585250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